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ByteExtentTriplet.ObjectByteExtentTriplet( int byte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ByteExtentTriplet.writeToStream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bjectByteExtentTriplet.getData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